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LightCondensed" svg:font-family="Agenda-LightCondense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style:text-underline-style="solid" style:text-underline-width="auto" style:text-underline-color="font-color" style:font-size-asian="10pt" style:language-asian="en" style:country-asian="US"/>
    </style:style>
    <style:style style:name="P4" style:family="paragraph" style:parent-style-name="Standard" style:master-page-name="Standard">
      <style:paragraph-properties fo:margin-left="0in" fo:margin-right="0in" fo:text-indent="0in" style:auto-text-indent="false" style:page-number="auto"/>
    </style:style>
    <style:style style:name="P5" style:family="paragraph" style:parent-style-name="Heading_20_2">
      <style:paragraph-properties fo:margin-left="0in" fo:margin-right="0in" fo:text-indent="0in" style:auto-text-indent="false"/>
    </style:style>
    <style:style style:name="P6" style:family="paragraph" style:parent-style-name="Heading_20_3">
      <style:paragraph-properties fo:margin-left="0in" fo:margin-right="0in" fo:text-indent="0in" style:auto-text-indent="false"/>
    </style:style>
    <style:style style:name="P7" style:family="paragraph" style:parent-style-name="Heading_20_4">
      <style:paragraph-properties fo:margin-left="0in" fo:margin-right="0in" fo:text-indent="0in" style:auto-text-indent="false"/>
    </style:style>
    <style:style style:name="P8" style:family="paragraph" style:parent-style-name="Normal_20__28_Web_29_">
      <style:paragraph-properties fo:margin-left="0in" fo:margin-right="0in" fo:margin-top="0in" fo:margin-bottom="0in" loext:contextual-spacing="false" fo:text-indent="0in" style:auto-text-indent="false"/>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8pt" fo:language="en" fo:country="US" style:text-underline-style="none" style:font-size-asian="18pt" style:language-asian="en" style:country-asian="US"/>
    </style:style>
    <style:style style:name="T4" style:family="text">
      <style:text-properties style:font-name="Times New Roman" fo:font-size="12pt" fo:language="en" fo:country="US" style:font-size-asian="12pt" style:language-asian="en" style:country-asian="US"/>
    </style:style>
    <style:style style:name="T5"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is material is Open Game Content, and is licensed for public use under the terms of the Open Game License v1.0a.</text:span></text:p>
      <text:h text:style-name="P5" text:outline-level="2"><text:span text:style-name="T3">ABILITY SCORES</text:span></text:h>
      <text:p text:style-name="P2"/>
      <text:p text:style-name="P1"><text:span text:style-name="T1">Every character has six basic Ability Scores:</text:span></text:p>
      <text:p text:style-name="P1"><text:span text:style-name="T1">Strength (STR)</text:span></text:p>
      <text:p text:style-name="P1"><text:span text:style-name="T1">Dexterity (DEX)</text:span></text:p>
      <text:p text:style-name="P1"><text:span text:style-name="T1">Constitution (CON)</text:span></text:p>
      <text:p text:style-name="P1"><text:span text:style-name="T1">Intelligence (INT)</text:span></text:p>
      <text:p text:style-name="P1"><text:span text:style-name="T1">Wisdom (WIS)</text:span></text:p>
      <text:p text:style-name="P1"><text:span text:style-name="T1">Charisma (CHA) </text:span></text:p>
      <text:p text:style-name="P1"><text:span text:style-name="T1">The Score of these Abilities ranges from 0 to infinity. <text:s/>A limit, if any, will be specified in the rules. <text:s/>The normal human range is 3 to 18. It is possible for a creature to have a score of "none". <text:s/>A score of "none" is not the same as a score of "0". <text:s/>A score of "none" means that the creature does not possess the ability at all. <text:s/>The modifier for a score of "none" is +0.</text:span></text:p>
      <text:p text:style-name="P1"><text:span text:style-name="T1">A character with a CON of 0 is dead. <text:s/>A 0 in any other score means the character is helpless and cannot move.</text:span></text:p>
      <text:p text:style-name="P1"><text:span text:style-name="T1">Keeping track of negative ability score points is never necessary. A character’s ability score can’t drop below 0. </text:span></text:p>
      <text:p text:style-name="P3"/>
      <text:h text:style-name="P6" text:outline-level="3"><text:span text:style-name="T4">Ability Modifiers</text:span></text:h>
      <text:p text:style-name="P1"><text:span text:style-name="T1">Each ability will have a modifier. The modifier can be calculated using this formula: </text:span></text:p>
      <text:p text:style-name="P1"><text:span text:style-name="T1">(ability/2) -5 [round result down] </text:span></text:p>
      <text:p text:style-name="P1"><text:span text:style-name="T1">The modifier is the number you add to or subtract from the die roll when your character tries to do something related to that ability. A positive modifier is called a bonus, and a negative modifier is called a penalty. </text:span></text:p>
      <text:p text:style-name="P3"/>
      <text:p text:style-name="P8"><text:span text:style-name="T4">Use Of Ability Scores</text:span></text:p>
      <text:h text:style-name="P7" text:outline-level="4"><text:span text:style-name="Emphasis"><text:span text:style-name="T2">Strength</text:span></text:span></text:h>
      <text:p text:style-name="P1"><text:span text:style-name="T1">Any creature that can physically manipulate other objects has at least 1 point of Strength. </text:span></text:p>
      <text:p text:style-name="P1"><text:span text:style-name="T1">A creature with no Strength score can't exert force, usually because it has no physical body or because it doesn't move. The creature automatically fails Strength checks. If the creature can attack, it applies its Dexterity modifier to its base attack instead of a Strength modifier. </text:span></text:p>
      <text:h text:style-name="P7" text:outline-level="4"><text:span text:style-name="Emphasis"><text:span text:style-name="T2">Dexterity</text:span></text:span></text:h>
      <text:p text:style-name="P1"><text:span text:style-name="T1">Any creature that can move has at least 1 point of Dexterity. </text:span></text:p>
      <text:p text:style-name="P1"><text:soft-page-break/><text:span text:style-name="T1">A creature with no Dexterity score can't move. If it can act, it applies its Intelligence modifier to initiative checks instead of a Dexterity modifier. The creature fails all Reflex saves and Dexterity checks. </text:span></text:p>
      <text:h text:style-name="P7" text:outline-level="4"><text:span text:style-name="Emphasis"><text:span text:style-name="T2">Constitution</text:span></text:span></text:h>
      <text:p text:style-name="P1"><text:span text:style-name="T1">If a character's Constitution changes enough to alter his or her Constitution modifier, his or her hit points also increase or decrease accordingly at the same time. </text:span></text:p>
      <text:p text:style-name="P1"><text:span text:style-name="T1">Any living creature has at least 1 point of Constitution. </text:span></text:p>
      <text:p text:style-name="P1"><text:span text:style-name="T1">A creature with no Constitution has no body or no metabolism. It is immune to any effect that requires a Fortitude save unless the effect works on objects. The creature is also immune to ability damage, ability drain, energy drain, and massive damage, and always fails Constitution checks. </text:span></text:p>
      <text:h text:style-name="P7" text:outline-level="4"><text:span text:style-name="Emphasis"><text:span text:style-name="T2">Intelligence</text:span></text:span></text:h>
      <text:p text:style-name="P1"><text:span text:style-name="T1">Any creature that can think, learn, or remember has at least 1 point of Intelligence. </text:span></text:p>
      <text:p text:style-name="P1"><text:span text:style-name="T1">A creature with no Intelligence score is an automaton, operating on simple instincts or programmed instructions. It is immune to all mind-influencing effects (charms, compulsions, phantasms, patterns and morale effects) and automatically fails Intelligence checks. </text:span></text:p>
      <text:h text:style-name="P7" text:outline-level="4"><text:span text:style-name="Emphasis"><text:span text:style-name="T2">Wisdom</text:span></text:span></text:h>
      <text:p text:style-name="P1"><text:span text:style-name="T1">Any creature that can perceive its environment in any fashion has at least 1 point of Wisdom. </text:span></text:p>
      <text:p text:style-name="P1"><text:span text:style-name="T1">Anything with no Wisdom score is an object, not a creature. Anything without a Wisdom score also has no Charisma score, and vice versa. </text:span></text:p>
      <text:h text:style-name="P7" text:outline-level="4"><text:span text:style-name="Emphasis"><text:span text:style-name="T2">Charisma</text:span></text:span></text:h>
      <text:p text:style-name="P1"><text:span text:style-name="T1">Any creature capable of telling the difference between itself and things that are not itself has at least 1 point of Charisma. </text:span></text:p>
      <text:p text:style-name="P3"/>
      <text:p text:style-name="P8"><text:span text:style-name="T4">Changing Ability Scores</text:span></text:p>
      <text:p text:style-name="P1"><text:span text:style-name="T1">Ability scores can increase with no limit. </text:span></text:p>
      <text:p text:style-name="P1"><text:span text:style-name="T1">Poisons, diseases, and other effects can cause temporary ability damage. Ability points lost to damage return naturally, typically at a rate of 1 point per day for each affected ability.</text:span></text:p>
      <text:p text:style-name="P1"><text:span text:style-name="T1">As a character ages, some ability scores go up and others go down. </text:span></text:p>
      <text:p text:style-name="P1"><text:span text:style-name="T1">When an ability score changes, the modifier associated with that score also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LightCondensed" svg:font-family="Agenda-LightCondense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Symbol" style:font-family-asian="Symbol"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margin-top="0.0693in" fo:margin-bottom="0.0693in" loext:contextual-spacing="false" fo:text-align="start" style:justify-single-word="false" fo:orphans="0" fo:widows="0" fo:text-indent="0in" style:auto-text-indent="false" fo:keep-with-next="always" style:vertical-align="auto"/>
      <style:text-properties fo:color="#ff0000" style:text-line-through-style="solid" style:text-line-through-type="single"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4pt" fo:language="en" fo:country="US" style:font-size-asian="14pt" style:language-asian="en" style:country-asian="US"/>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Hanging_20_bullet" style:display-name="Hanging bullet" style:family="paragraph" style:parent-style-name="Standard"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ListLabel_20_1" style:display-name="ListLabel 1"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1.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2.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1.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2.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1.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2.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1.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2.2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ility Scores</dc:title>
    <dc:subject>MSRD</dc:subject>
    <meta:initial-creator>AKSmith</meta:initial-creator>
    <meta:creation-date>2002-09-05T09:54:00</meta:creation-date>
    <dc:date>2003-08-26T09:24:00</dc:date>
    <meta:editing-cycles>10</meta:editing-cycles>
    <meta:editing-duration>PT16S</meta:editing-duration>
    <meta:document-statistic meta:table-count="0" meta:image-count="0" meta:object-count="0" meta:page-count="2" meta:paragraph-count="40" meta:word-count="602" meta:character-count="3571" meta:non-whitespace-character-count="2984"/>
    <meta:generator>LibreOffice/5.4.6.2$Linux_X86_64 LibreOffice_project/40m0$Build-2</meta:generator>
    <meta:user-defined meta:name="Company">Wizards of the Coast</meta:user-defined>
    <meta:user-defined meta:name="Operator">AKSmith</meta:user-defined>
  </office:meta>
</office:document-meta>
</file>